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F4000001B030AF80A3.jpg"/>
  <manifest:file-entry manifest:media-type="image/jpeg" manifest:full-path="Pictures/10000000000001F4000001F498D6ED69.jpg"/>
  <manifest:file-entry manifest:media-type="image/png" manifest:full-path="Pictures/100000000000012C000000F6BA76754B.png"/>
  <manifest:file-entry manifest:media-type="image/png" manifest:full-path="Pictures/100000000000006C0000004BC40394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20pt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3.954cm" svg:height="3.094cm" svg:x="2.368cm" svg:y="2.943cm">
          <draw:image xlink:href="/C:/Documents%20and%20Settings/Papuch/Bureau/img/laptop_vaoi.jpg" xlink:type="simple" xlink:show="embed" xlink:actuate="onLoad">
            <text:p/>
          </draw:image>
        </draw:frame>
        <draw:frame draw:style-name="gr1" draw:text-style-name="P1" draw:layer="layout" svg:width="2.659cm" svg:height="2.659cm" svg:x="11.841cm" svg:y="9cm">
          <draw:image xlink:href="/C:/Documents%20and%20Settings/Papuch/Bureau/img/groot-netwerk-belkin-wireless-access-point.jpg" xlink:type="simple" xlink:show="embed" xlink:actuate="onLoad">
            <text:p/>
          </draw:image>
        </draw:frame>
        <draw:frame draw:style-name="gr1" draw:text-style-name="P1" draw:layer="layout" svg:width="3.954cm" svg:height="3.094cm" svg:x="2.839cm" svg:y="15.406cm">
          <draw:image xlink:href="/C:/Documents%20and%20Settings/Papuch/Bureau/img/laptop_vaoi.jpg" xlink:type="simple" xlink:show="embed" xlink:actuate="onLoad">
            <text:p/>
          </draw:image>
        </draw:frame>
        <draw:frame draw:style-name="gr1" draw:text-style-name="P1" draw:layer="layout" svg:width="3.954cm" svg:height="3.094cm" svg:x="21.546cm" svg:y="8.404cm">
          <draw:image xlink:href="/C:/Documents%20and%20Settings/Papuch/Bureau/img/laptop_vaoi.jp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1.0471975511964) translate (19.151cm 11.008cm)">
          <draw:image xlink:href="/C:/Documents%20and%20Settings/Papuch/Bureau/img/ondes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-1.04719755119759) translate (7.571cm 13.096cm)">
          <draw:image xlink:href="/C:/Documents%20and%20Settings/Papuch/Bureau/img/ondes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-2.53072741539249) translate (8.5cm 5.861cm)">
          <draw:image xlink:href="/C:/Documents%20and%20Settings/Papuch/Bureau/img/ondes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0.6108652381979) translate (10.188cm 9.238cm)">
          <draw:image xlink:href="/C:/Documents%20and%20Settings/Papuch/Bureau/img/ondes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2.1816615649925) translate (11.647cm 13.91cm)">
          <draw:image xlink:href="/C:/Documents%20and%20Settings/Papuch/Bureau/img/ondes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-1.83259571459489) translate (16.6cm 9.413cm)">
          <draw:image xlink:href="/C:/Documents%20and%20Settings/Papuch/Bureau/img/onde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4.454cm" svg:height="3.848cm" svg:x="2cm" svg:y="2.152cm">
          <draw:image xlink:href="Pictures/10000000000001F4000001B030AF80A3.jpg" xlink:type="simple" xlink:show="embed" xlink:actuate="onLoad">
            <text:p/>
          </draw:image>
        </draw:frame>
        <draw:frame draw:style-name="gr1" draw:text-style-name="P1" draw:layer="layout" svg:width="4.454cm" svg:height="3.848cm" svg:x="2cm" svg:y="2.152cm">
          <draw:image xlink:href="Pictures/10000000000001F4000001B030AF80A3.jpg" xlink:type="simple" xlink:show="embed" xlink:actuate="onLoad">
            <text:p/>
          </draw:image>
        </draw:frame>
        <draw:frame draw:style-name="gr1" draw:text-style-name="P1" draw:layer="layout" svg:width="4.454cm" svg:height="3.848cm" svg:x="22cm" svg:y="8.152cm">
          <draw:image xlink:href="Pictures/10000000000001F4000001B030AF80A3.jpg" xlink:type="simple" xlink:show="embed" xlink:actuate="onLoad">
            <text:p/>
          </draw:image>
        </draw:frame>
        <draw:frame draw:style-name="gr1" draw:text-style-name="P1" draw:layer="layout" svg:width="4.454cm" svg:height="3.848cm" svg:x="1.546cm" svg:y="15.5cm">
          <draw:image xlink:href="Pictures/10000000000001F4000001B030AF80A3.jpg" xlink:type="simple" xlink:show="embed" xlink:actuate="onLoad">
            <text:p/>
          </draw:image>
        </draw:frame>
        <draw:frame draw:style-name="gr1" draw:text-style-name="P1" draw:layer="layout" svg:width="3.698cm" svg:height="3.698cm" svg:x="10.802cm" svg:y="8.802cm">
          <draw:image xlink:href="Pictures/10000000000001F4000001F498D6ED69.jp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-1.04719755119759) translate (6.716cm 13.278cm)">
          <draw:image xlink:href="Pictures/100000000000006C0000004BC40394A7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-2.44346095279279) translate (8.564cm 5.408cm)">
          <draw:image xlink:href="Pictures/100000000000006C0000004BC40394A7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1.3962634015952) translate (20.003cm 11.754cm)">
          <draw:image xlink:href="Pictures/100000000000006C0000004BC40394A7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-1.83259571459489) translate (16.457cm 9.854cm)">
          <draw:image xlink:href="Pictures/100000000000006C0000004BC40394A7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2.1816615649925) translate (10.68cm 14.317cm)">
          <draw:image xlink:href="Pictures/100000000000006C0000004BC40394A7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0.4363323129985) translate (9.473cm 8.203cm)">
          <draw:image xlink:href="Pictures/100000000000006C0000004BC40394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4.454cm" svg:height="3.848cm" svg:x="1.8cm" svg:y="0.852cm">
          <draw:image xlink:href="Pictures/10000000000001F4000001B030AF80A3.jpg" xlink:type="simple" xlink:show="embed" xlink:actuate="onLoad">
            <text:p/>
          </draw:image>
        </draw:frame>
        <draw:frame draw:style-name="gr1" draw:text-style-name="P1" draw:layer="layout" svg:width="4.454cm" svg:height="3.848cm" svg:x="22.9cm" svg:y="8.452cm">
          <draw:image xlink:href="Pictures/10000000000001F4000001B030AF80A3.jpg" xlink:type="simple" xlink:show="embed" xlink:actuate="onLoad">
            <text:p/>
          </draw:image>
        </draw:frame>
        <draw:frame draw:style-name="gr1" draw:text-style-name="P1" draw:layer="layout" svg:width="4.454cm" svg:height="3.848cm" svg:x="9.7cm" svg:y="8.7cm">
          <draw:image xlink:href="Pictures/10000000000001F4000001B030AF80A3.jp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-2.44346095279279) translate (8.364cm 4.108cm)">
          <draw:image xlink:href="Pictures/100000000000006C0000004BC40394A7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1.3962634015952) translate (20.803cm 11.954cm)">
          <draw:image xlink:href="Pictures/100000000000006C0000004BC40394A7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-1.83259571459489) translate (16.457cm 8.954cm)">
          <draw:image xlink:href="Pictures/100000000000006C0000004BC40394A7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0.4363323129985) translate (8.973cm 7.803cm)">
          <draw:image xlink:href="Pictures/100000000000006C0000004BC40394A7.png" xlink:type="simple" xlink:show="embed" xlink:actuate="onLoad">
            <text:p/>
          </draw:image>
        </draw:frame>
        <draw:frame draw:style-name="gr1" draw:text-style-name="P1" draw:layer="layout" svg:width="4.454cm" svg:height="3.848cm" svg:x="16.4cm" svg:y="16.3cm">
          <draw:image xlink:href="Pictures/10000000000001F4000001B030AF80A3.jp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0.4363323129985) translate (15.773cm 15.303cm)">
          <draw:image xlink:href="Pictures/100000000000006C0000004BC40394A7.png" xlink:type="simple" xlink:show="embed" xlink:actuate="onLoad">
            <text:p/>
          </draw:image>
        </draw:frame>
        <draw:frame draw:style-name="gr1" draw:text-style-name="P1" draw:layer="layout" svg:width="2.857cm" svg:height="1.983cm" draw:transform="rotate (-2.53072741539249) translate (15.57cm 12.728cm)">
          <draw:image xlink:href="Pictures/100000000000006C0000004BC40394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7.937cm" svg:height="6.508cm" svg:x="8.063cm" svg:y="5.5cm">
          <draw:image xlink:href="Pictures/100000000000012C000000F6BA7675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papuch papuch</meta:initial-creator>
    <meta:creation-date>2006-01-24T14:52:53</meta:creation-date>
    <dc:creator>papuch papuch</dc:creator>
    <dc:date>2006-01-24T15:38:15</dc:date>
    <dc:language>fr-FR</dc:language>
    <meta:editing-cycles>5</meta:editing-cycles>
    <meta:editing-duration>PT45M27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